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Search Algorithm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790489700622856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breadth_first_tree_search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023799820017302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0533813998335972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depth_limited_search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151110020000487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76931290031643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recursive_best_first_search</text:p>
          </table:table-cell>
          <table:table-cell office:value-type="string" calcext:value-type="string">
            <text:p><text:s/>with 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9" calcext:value-type="float">
            <text:p>17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296419210004387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6546022996190004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686764800862875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7879542005830444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pg_levelsum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192712040006882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829687690013088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breadth_first_tree_search</text:p>
          </table:table-cell>
          <table:table-cell table:number-columns-repeated="5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211" calcext:value-type="float">
            <text:p>521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3.5501317769958405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depth_limited_search</text:p>
          </table:table-cell>
          <table:table-cell table:number-columns-repeated="5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.094473118006135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recursive_best_first_search</text:p>
          </table:table-cell>
          <table:table-cell office:value-type="string" calcext:value-type="string">
            <text:p><text:s/>with h_1</text:p>
          </table:table-cell>
          <table:table-cell table:number-columns-repeated="4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float" office:value="8910" calcext:value-type="float">
            <text:p>89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84201829500671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.189728138997452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286520724999718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pg_levelsum</text:p>
          </table:table-cell>
          <table:table-cell office:value-type="float" office:value="1129" calcext:value-type="float">
            <text:p>1129</text:p>
          </table:table-cell>
          <table:table-cell office:value-type="float" office:value="1131" calcext:value-type="float">
            <text:p>1131</text:p>
          </table:table-cell>
          <table:table-cell office:value-type="float" office:value="10232" calcext:value-type="float">
            <text:p>10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1.7123961659963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.156475898009376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breadth_first_tree_search</text:p>
          </table:table-cell>
          <table:table-cell table:number-columns-repeated="5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5176" calcext:value-type="float">
            <text:p>517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.949835395993432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depth_limited_search</text:p>
          </table:table-cell>
          <table:table-cell table:number-columns-repeated="5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79782148900267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recursive_best_first_search</text:p>
          </table:table-cell>
          <table:table-cell office:value-type="string" calcext:value-type="string">
            <text:p><text:s/>with h_1</text:p>
          </table:table-cell>
          <table:table-cell table:number-columns-repeated="4"/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5614" calcext:value-type="float">
            <text:p>5614</text:p>
          </table:table-cell>
          <table:table-cell office:value-type="float" office:value="5616" calcext:value-type="float">
            <text:p>5616</text:p>
          </table:table-cell>
          <table:table-cell office:value-type="float" office:value="49429" calcext:value-type="float">
            <text:p>49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539999439002713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.069883903997834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76714656004333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pg_levelsum</text:p>
          </table:table-cell>
          <table:table-cell table:number-columns-repeated="4"/>
          <table:table-cell office:value-type="string" calcext:value-type="string">
            <text:p>time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23:11:24.344425171</dc:date>
    <meta:editing-duration>PT29M41S</meta:editing-duration>
    <meta:editing-cycles>1</meta:editing-cycles>
    <meta:document-statistic meta:table-count="1" meta:cell-count="205" meta:object-count="0"/>
    <meta:generator>LibreOffice/5.1.6.2$Linux_X86_64 LibreOffice_project/10m0$Build-2</meta:generator>
  </office:meta>
</office:document-meta>
</file>